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950e" draw:textarea-horizontal-align="justify" draw:textarea-vertical-align="middle" draw:auto-grow-height="false" fo:min-height="8.59cm" fo:min-width="8.34cm"/>
    </style:style>
    <style:style style:name="gr2" style:family="graphic" style:parent-style-name="standard">
      <style:graphic-properties draw:stroke="none" draw:fill-color="#aecf00" draw:textarea-horizontal-align="justify" draw:textarea-vertical-align="middle" draw:auto-grow-height="false" fo:min-height="8.59cm" fo:min-width="8.34cm" draw:shadow="hidden"/>
    </style:style>
    <style:style style:name="gr3" style:family="graphic" style:parent-style-name="standard">
      <style:graphic-properties draw:stroke="none" draw:fill-color="#ccffcc" draw:textarea-horizontal-align="justify" draw:textarea-vertical-align="middle" draw:auto-grow-height="false" fo:min-height="1.59cm" fo:min-width="1.34cm"/>
    </style:style>
    <style:style style:name="gr4" style:family="graphic" style:parent-style-name="standard">
      <style:graphic-properties draw:stroke="none" draw:fill-color="#ffffff" draw:textarea-horizontal-align="justify" draw:textarea-vertical-align="middle" draw:auto-grow-height="false" fo:min-height="4.514cm" fo:min-width="0.764cm"/>
    </style:style>
    <style:style style:name="gr5" style:family="graphic" style:parent-style-name="standard">
      <style:graphic-properties draw:stroke="none" draw:fill-color="#ff950e" draw:textarea-horizontal-align="justify" draw:textarea-vertical-align="middle" draw:auto-grow-height="false" fo:min-height="0.654cm" fo:min-width="13.604cm"/>
    </style:style>
    <style:style style:name="P1" style:family="paragraph">
      <loext:graphic-properties draw:fill-color="#ff950e"/>
      <style:paragraph-properties fo:text-align="center"/>
    </style:style>
    <style:style style:name="P2" style:family="paragraph">
      <loext:graphic-properties draw:fill-color="#aecf00"/>
      <style:paragraph-properties fo:text-align="center"/>
    </style:style>
    <style:style style:name="P3" style:family="paragraph">
      <loext:graphic-properties draw:fill-color="#ccffcc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12.5cm" svg:height="12.5cm" svg:x="3.9cm" svg:y="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2" draw:layer="layout" svg:width="12.5cm" svg:height="12.5cm" svg:x="3.9cm" svg:y="3.499cm" svg:viewBox="0 0 12501 12501" svg:d="M12500 6250l-31 654-92 632-150 607-205 579-258 548-307 515-354 479-399 440-440 399-479 354-515 307-548 258-579 205-607 150-632 92-654 31-654-31-632-92-607-150-579-205-548-258-515-307-479-354-440-399-399-440-354-479-307-515-258-548-205-579-150-607-92-632-31-654 12500 50zM0 0zM12501 12501z">
          <text:p/>
        </draw:path>
        <draw:custom-shape draw:style-name="gr3" draw:text-style-name="P3" draw:layer="layout" svg:width="2.6cm" svg:height="2.6cm" svg:x="8.8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4cm" svg:height="4.9cm" svg:x="12.3cm" svg:y="2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14.2cm" svg:height="1cm" svg:x="3.1cm" svg:y="8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1.4cm" svg:height="4.9cm" svg:x="9.401cm" svg:y="2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1.4cm" svg:height="4.9cm" svg:x="6.5cm" svg:y="2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17T21:07:04.901000000</meta:creation-date>
    <dc:date>2015-12-17T21:23:14.716000000</dc:date>
    <meta:editing-duration>PT59S</meta:editing-duration>
    <meta:editing-cycles>1</meta:editing-cycles>
    <meta:document-statistic meta:object-count="7"/>
    <meta:generator>LibreOffice/5.0.3.2$Windows_x86 LibreOffice_project/e5f16313668ac592c1bfb310f4390624e3dbfb75</meta:generator>
  </office:meta>
</office:document-meta>
</file>